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251" officeooo:paragraph-rsid="0015b251"/>
    </style:style>
    <style:style style:name="P2" style:family="paragraph" style:parent-style-name="Standard">
      <style:text-properties officeooo:rsid="0016a9d0" officeooo:paragraph-rsid="0016a9d0"/>
    </style:style>
    <style:style style:name="P3" style:family="paragraph" style:parent-style-name="Standard">
      <style:text-properties officeooo:rsid="001c3c5a" officeooo:paragraph-rsid="001c3c5a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font-name="Helvetica" fo:font-size="15pt" fo:letter-spacing="normal" style:letter-kerning="false" style:font-size-asian="15pt"/>
    </style:style>
    <style:style style:name="T2" style:family="text">
      <style:text-properties style:use-window-font-color="true" style:text-outline="false" style:font-name="Helvetica" fo:font-size="15pt" fo:letter-spacing="normal" officeooo:rsid="0015b251" style:letter-kerning="false" style:font-size-asian="15pt"/>
    </style:style>
    <style:style style:name="T3" style:family="text">
      <style:text-properties style:use-window-font-color="true" style:text-outline="false" style:font-name="Helvetica" fo:font-size="15pt" fo:letter-spacing="normal" officeooo:rsid="00182726" style:letter-kerning="false" style:font-size-asian="15pt"/>
    </style:style>
    <style:style style:name="T4" style:family="text">
      <style:text-properties style:use-window-font-color="true" style:text-outline="false" style:font-name="Helvetica" fo:font-size="15pt" fo:letter-spacing="normal" officeooo:rsid="001a460f" style:letter-kerning="false" style:font-size-asian="15pt"/>
    </style:style>
    <style:style style:name="T5" style:family="text">
      <style:text-properties style:use-window-font-color="true" style:text-outline="false" style:font-name="Helvetica" fo:font-size="15pt" fo:letter-spacing="normal" officeooo:rsid="001d11c7" style:letter-kerning="false" style:font-size-asian="15pt"/>
    </style:style>
    <style:style style:name="T6" style:family="text">
      <style:text-properties style:use-window-font-color="true" style:text-outline="false" style:font-name="Helvetica" fo:font-size="15pt" fo:letter-spacing="normal" officeooo:rsid="001e6a16" style:letter-kerning="false" style:font-size-asian="15pt"/>
    </style:style>
    <style:style style:name="gr1" style:family="graphic">
      <style:graphic-properties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asic </text:span><text:span text:style-name="T2">imu -&gt;</text:span><text:span text:style-name="T1"> find which is distanc</text:span><text:span text:style-name="T2">e, test the gravity and whatever, what the added position is? </text:span><text:span text:style-name="T5">Not working</text:span></text:p>
      <text:p text:style-name="P3"><draw:path text:anchor-type="paragraph" draw:z-index="0" draw:name="Shape1" draw:style-name="gr1" draw:text-style-name="P4" svg:width="0.9622in" svg:height="0.4012in" draw:transform="rotate (-1.3548990983232) translate (3.00843754175047in 0.0113495643204004in)" svg:viewBox="0 0 2445 1020" svg:d="M0 96c257 56 497-52 750-86 257-36 493 35 731 91 225 53 475 124 610 340l176 244 174 243 4 92"><text:p/></draw:path><text:span text:style-name="T3">T</text:span><text:span text:style-name="T2">ODO: calibrate imu</text:span></text:p>
      <text:p text:style-name="P3"><text:span text:style-name="T2"/></text:p>
      <text:p text:style-name="Standard"><text:span text:style-name="T1">test ball finding </text:span><text:span text:style-name="T2">with webcam</text:span></text:p>
      <text:p text:style-name="P2"><text:span text:style-name="T4">TODO: </text:span><text:span text:style-name="T2">a</text:span><text:span text:style-name="T1">dd to look around kinda</text:span></text:p>
      <text:p text:style-name="Standard"><text:span text:style-name="T2"/></text:p>
      <text:p text:style-name="Standard"><text:span text:style-name="T1">test turn 45</text:span></text:p>
      <text:p text:style-name="Standard"><text:span text:style-name="T1">test forward, needs distance </text:span><text:span text:style-name="T5">|use time I <text:s/>guess</text:span></text:p>
      <text:p text:style-name="Standard"><text:span text:style-name="T1"/></text:p>
      <text:p text:style-name="Standard"><text:span text:style-name="T1">figure out easing for controller -&gt; test current </text:span><text:span text:style-name="T2">with increasing exponet</text:span></text:p>
      <text:p text:style-name="Standard"><text:span text:style-name="T1"/></text:p>
      <text:p text:style-name="Standard"><text:span text:style-name="T1">distance sensor -&gt; test current </text:span><text:span text:style-name="T6">yes</text:span></text:p>
      <text:p text:style-name="P1"><text:span text:style-name="T4">TODO: </text:span><text:span text:style-name="T1">algorithm to face wall</text:span></text:p>
      <text:p text:style-name="P1"><text:span text:style-name="T1">algorithm to prevent collision →</text:span><text:span text:style-name="T3"> test</text:span></text:p>
      <text:p text:style-name="P1"><text:span text:style-name="T3"/></text:p>
      <text:p text:style-name="P3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20 30" svg:d="M10 0l-10 30h20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08:38:47.156770545</meta:creation-date>
    <dc:title>Libre Writer</dc:title>
    <meta:generator>LibreOffice/6.1.2.1$MacOSX_X86_64 LibreOffice_project/65905a128db06ba48db947242809d14d3f9a93fe</meta:generator>
    <meta:editing-duration>P1DT11H12M9S</meta:editing-duration>
    <meta:editing-cycles>7</meta:editing-cycles>
    <meta:initial-creator>Samuel Engel</meta:initial-creator>
    <dc:date>2019-03-17T23:34:39.195616411</dc:date>
    <dc:creator>Samuel Engel</dc:creator>
    <meta:document-statistic meta:table-count="0" meta:image-count="0" meta:object-count="0" meta:page-count="1" meta:paragraph-count="10" meta:word-count="72" meta:character-count="416" meta:non-whitespace-character-count="353"/>
    <meta:template xlink:type="simple" xlink:actuate="onRequest" xlink:title="Libre Writer" xlink:href="../../../../../Library/Application%20Support/LibreOffice/4/user/template/Libre%20Writer.ott" meta:date="2019-03-16T08:38:44.437825469"/>
  </office:meta>
</office:document-meta>
</file>